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8.627cm" fo:margin-left="0cm" table:align="left"/>
    </style:style>
    <style:style style:name="Tabel1.A" style:family="table-column">
      <style:table-column-properties style:column-width="5.609cm"/>
    </style:style>
    <style:style style:name="Tabel1.B" style:family="table-column">
      <style:table-column-properties style:column-width="13.018cm"/>
    </style:style>
    <style:style style:name="Tabel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DejaVu Sans" fo:font-weight="bold" officeooo:paragraph-rsid="001ea5f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664c2" officeooo:paragraph-rsid="001ea5f4"/>
    </style:style>
    <style:style style:name="P3" style:family="paragraph" style:parent-style-name="Standard">
      <style:text-properties style:font-name="Liberation Serif" fo:font-size="9pt" fo:font-weight="bold" officeooo:paragraph-rsid="0018e164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Liberation Serif" fo:font-size="9pt" fo:font-weight="bold" officeooo:paragraph-rsid="001b0851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Liberation Serif" fo:font-size="9pt" fo:font-weight="bold" officeooo:rsid="001664c2" officeooo:paragraph-rsid="001664c2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urier New" fo:font-size="9pt" fo:font-weight="normal" officeooo:paragraph-rsid="0016f2dc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Courier New" fo:font-size="9pt" fo:font-weight="normal" officeooo:paragraph-rsid="0017df08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Courier New" fo:font-size="9pt" fo:font-weight="normal" officeooo:paragraph-rsid="001664c2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Courier New" fo:font-size="9pt" fo:font-weight="normal" officeooo:paragraph-rsid="0018e164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Courier New" fo:font-size="9pt" fo:font-weight="normal" officeooo:paragraph-rsid="001a9d8b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Courier New" fo:font-size="9pt" officeooo:paragraph-rsid="001664c2" style:font-size-asian="9pt" style:font-size-complex="9pt"/>
    </style:style>
    <style:style style:name="P12" style:family="paragraph" style:parent-style-name="Standard">
      <style:text-properties style:font-name="Courier New" fo:font-size="9pt" fo:font-style="normal" fo:font-weight="normal" officeooo:paragraph-rsid="001b0851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style:font-name="Courier New" fo:font-size="9pt" fo:font-style="normal" fo:font-weight="normal" officeooo:paragraph-rsid="001f6d8e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fo:font-size="9pt" officeooo:paragraph-rsid="0016f2dc" style:font-size-asian="9pt" style:font-size-complex="9pt"/>
    </style:style>
    <style:style style:name="P15" style:family="paragraph" style:parent-style-name="Standard">
      <style:text-properties fo:font-size="9pt" officeooo:paragraph-rsid="001664c2" style:font-size-asian="9pt" style:font-size-complex="9pt"/>
    </style:style>
    <style:style style:name="P16" style:family="paragraph" style:parent-style-name="Standard">
      <style:text-properties fo:font-size="9pt" fo:font-weight="normal" officeooo:paragraph-rsid="001664c2" style:font-size-asian="9pt" style:font-weight-asian="normal" style:font-size-complex="9pt" style:font-weight-complex="normal"/>
    </style:style>
    <style:style style:name="P17" style:family="paragraph" style:parent-style-name="Standard">
      <style:text-properties fo:font-size="9pt" fo:font-weight="normal" officeooo:paragraph-rsid="0019b6b7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9pt" fo:font-weight="normal" officeooo:paragraph-rsid="001a9d8b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size="9pt" fo:font-weight="normal" officeooo:paragraph-rsid="001b0851" style:font-size-asian="9pt" style:font-weight-asian="normal" style:font-size-complex="9pt" style:font-weight-complex="normal"/>
    </style:style>
    <style:style style:name="P20" style:family="paragraph" style:parent-style-name="Standard">
      <style:text-properties fo:font-size="9pt" fo:font-weight="normal" officeooo:rsid="0018e164" officeooo:paragraph-rsid="0018e164" style:font-size-asian="9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18e164" officeooo:paragraph-rsid="001f6d8e" style:font-size-asian="9pt" style:font-weight-asian="normal" style:font-size-complex="9pt" style:font-weight-complex="normal"/>
    </style:style>
    <style:style style:name="P22" style:family="paragraph" style:parent-style-name="Standard">
      <style:text-properties fo:font-size="9pt" fo:font-weight="normal" officeooo:rsid="001b0851" officeooo:paragraph-rsid="001b0851" style:font-size-asian="9pt" style:font-weight-asian="normal" style:font-size-complex="9pt" style:font-weight-complex="normal"/>
    </style:style>
    <style:style style:name="P23" style:family="paragraph" style:parent-style-name="Standard">
      <style:text-properties fo:font-size="9pt" fo:font-weight="normal" officeooo:rsid="0016f2dc" officeooo:paragraph-rsid="0016f2dc" style:font-size-asian="9pt" style:font-weight-asian="normal" style:font-size-complex="9pt" style:font-weight-complex="normal"/>
    </style:style>
    <style:style style:name="P24" style:family="paragraph" style:parent-style-name="Standard">
      <style:text-properties style:use-window-font-color="true" style:font-name="Courier New" fo:font-size="9pt" fo:font-style="normal" fo:font-weight="bold" officeooo:paragraph-rsid="001b0851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Standard">
      <style:text-properties style:use-window-font-color="true" style:font-name="Courier New" fo:font-size="9pt" fo:font-style="normal" fo:font-weight="normal" officeooo:paragraph-rsid="001b0851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Courier New" fo:font-size="9pt" fo:font-style="normal" fo:font-weight="normal" officeooo:rsid="001f6d8e" officeooo:paragraph-rsid="001f6d8e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text-properties officeooo:rsid="001ea5f4" officeooo:paragraph-rsid="001ea5f4"/>
    </style:style>
    <style:style style:name="P28" style:family="paragraph" style:parent-style-name="Standard">
      <style:text-properties fo:font-size="9pt" fo:font-weight="normal" officeooo:rsid="0018e164" officeooo:paragraph-rsid="00226104" style:font-size-asian="9pt" style:font-weight-asian="normal" style:font-size-complex="9pt" style:font-weight-complex="normal"/>
    </style:style>
    <style:style style:name="T1" style:family="text">
      <style:text-properties officeooo:rsid="001664c2"/>
    </style:style>
    <style:style style:name="T2" style:family="text">
      <style:text-properties officeooo:rsid="0018e164"/>
    </style:style>
    <style:style style:name="T3" style:family="text">
      <style:text-properties officeooo:rsid="001ea5f4"/>
    </style:style>
    <style:style style:name="T4" style:family="text">
      <style:text-properties style:font-name="DejaVu Sans" fo:font-size="8pt" officeooo:rsid="001ea5f4" style:font-size-asian="8pt" style:font-size-complex="8pt"/>
    </style:style>
    <style:style style:name="T5" style:family="text">
      <style:text-properties officeooo:rsid="0016f2dc"/>
    </style:style>
    <style:style style:name="T6" style:family="text">
      <style:text-properties fo:font-weight="bold" officeooo:rsid="0016f2dc" style:font-weight-asian="bold" style:font-weight-complex="bold"/>
    </style:style>
    <style:style style:name="T7" style:family="text">
      <style:text-properties fo:font-weight="bold" officeooo:rsid="001664c2" style:font-weight-asian="bold" style:font-weight-complex="bold"/>
    </style:style>
    <style:style style:name="T8" style:family="text">
      <style:text-properties fo:font-weight="bold" officeooo:rsid="0017df08" style:font-weight-asian="bold" style:font-weight-complex="bold"/>
    </style:style>
    <style:style style:name="T9" style:family="text">
      <style:text-properties fo:font-weight="bold" officeooo:rsid="0018e164" style:font-weight-asian="bold" style:font-weight-complex="bold"/>
    </style:style>
    <style:style style:name="T10" style:family="text">
      <style:text-properties fo:font-weight="bold" officeooo:rsid="0019b6b7" style:font-weight-asian="bold" style:font-weight-complex="bold"/>
    </style:style>
    <style:style style:name="T11" style:family="text">
      <style:text-properties fo:font-weight="bold" officeooo:rsid="001b0851" style:font-weight-asian="bold" style:font-weight-complex="bold"/>
    </style:style>
    <style:style style:name="T12" style:family="text">
      <style:text-properties fo:font-weight="bold" officeooo:rsid="001b5390" style:font-weight-asian="bold" style:font-weight-complex="bold"/>
    </style:style>
    <style:style style:name="T13" style:family="text">
      <style:text-properties fo:font-weight="bold" officeooo:rsid="001f6d8e" style:font-weight-asian="bold" style:font-weight-complex="bold"/>
    </style:style>
    <style:style style:name="T14" style:family="text">
      <style:text-properties fo:font-weight="bold" officeooo:rsid="00226104" style:font-weight-asian="bold" style:font-weight-complex="bold"/>
    </style:style>
    <style:style style:name="T15" style:family="text">
      <style:text-properties fo:font-style="italic" officeooo:rsid="001664c2" style:font-style-asian="italic" style:font-style-complex="italic"/>
    </style:style>
    <style:style style:name="T16" style:family="text">
      <style:text-properties fo:font-style="italic" officeooo:rsid="0016f2dc" style:font-style-asian="italic" style:font-style-complex="italic"/>
    </style:style>
    <style:style style:name="T17" style:family="text">
      <style:text-properties fo:font-style="italic" officeooo:rsid="0017df08" style:font-style-asian="italic" style:font-style-complex="italic"/>
    </style:style>
    <style:style style:name="T18" style:family="text">
      <style:text-properties fo:font-style="italic" officeooo:rsid="0018e164" style:font-style-asian="italic" style:font-style-complex="italic"/>
    </style:style>
    <style:style style:name="T19" style:family="text">
      <style:text-properties fo:font-style="italic" officeooo:rsid="001b0851" style:font-style-asian="italic" style:font-style-complex="italic"/>
    </style:style>
    <style:style style:name="T20" style:family="text">
      <style:text-properties fo:color="#b3b3b3" fo:font-style="italic" fo:font-weight="bold" officeooo:rsid="001664c2" style:font-style-asian="italic" style:font-weight-asian="bold" style:font-style-complex="italic" style:font-weight-complex="bold"/>
    </style:style>
    <style:style style:name="T21" style:family="text">
      <style:text-properties fo:color="#b3b3b3" fo:font-style="italic" fo:font-weight="bold" officeooo:rsid="0016f2dc" style:font-style-asian="italic" style:font-weight-asian="bold" style:font-style-complex="italic" style:font-weight-complex="bold"/>
    </style:style>
    <style:style style:name="T22" style:family="text">
      <style:text-properties fo:color="#b3b3b3" fo:font-style="italic" fo:font-weight="bold" officeooo:rsid="0018e164" style:font-style-asian="italic" style:font-weight-asian="bold" style:font-style-complex="italic" style:font-weight-complex="bold"/>
    </style:style>
    <style:style style:name="T23" style:family="text">
      <style:text-properties fo:color="#b3b3b3" fo:font-style="italic" fo:font-weight="bold" officeooo:rsid="0019b6b7" style:font-style-asian="italic" style:font-weight-asian="bold" style:font-style-complex="italic" style:font-weight-complex="bold"/>
    </style:style>
    <style:style style:name="T24" style:family="text">
      <style:text-properties fo:color="#b3b3b3" fo:font-style="italic" fo:font-weight="bold" officeooo:rsid="001a9d8b" style:font-style-asian="italic" style:font-weight-asian="bold" style:font-style-complex="italic" style:font-weight-complex="bold"/>
    </style:style>
    <style:style style:name="T25" style:family="text">
      <style:text-properties fo:color="#b3b3b3" fo:font-style="italic" fo:font-weight="bold" officeooo:rsid="001b0851" style:font-style-asian="italic" style:font-weight-asian="bold" style:font-style-complex="italic" style:font-weight-complex="bold"/>
    </style:style>
    <style:style style:name="T26" style:family="text">
      <style:text-properties fo:color="#b3b3b3" fo:font-style="italic" officeooo:rsid="001664c2" style:font-style-asian="italic" style:font-style-complex="italic"/>
    </style:style>
    <style:style style:name="T27" style:family="text">
      <style:text-properties style:font-name="Courier New" officeooo:rsid="0016f2dc"/>
    </style:style>
    <style:style style:name="T28" style:family="text">
      <style:text-properties style:font-name="Courier New" fo:font-size="8pt" officeooo:rsid="001a9d8b" style:font-size-asian="8pt" style:font-size-complex="8pt"/>
    </style:style>
    <style:style style:name="T29" style:family="text">
      <style:text-properties style:font-name="Courier New" fo:font-size="8pt" officeooo:rsid="0016f2dc" style:font-size-asian="8pt" style:font-size-complex="8pt"/>
    </style:style>
    <style:style style:name="T30" style:family="text">
      <style:text-properties style:font-name="Courier New" fo:font-size="8pt" officeooo:rsid="001b0851" style:font-size-asian="8pt" style:font-size-complex="8pt"/>
    </style:style>
    <style:style style:name="T31" style:family="text">
      <style:text-properties style:font-name="Courier New" fo:font-size="8pt" officeooo:rsid="0019b6b7" style:font-size-asian="8pt" style:font-size-complex="8pt"/>
    </style:style>
    <style:style style:name="T32" style:family="text">
      <style:text-properties style:font-name="Courier New" fo:font-size="8pt" officeooo:rsid="0018e164" style:font-size-asian="8pt" style:font-size-complex="8pt"/>
    </style:style>
    <style:style style:name="T33" style:family="text">
      <style:text-properties officeooo:rsid="0017df08"/>
    </style:style>
    <style:style style:name="T34" style:family="text">
      <style:text-properties officeooo:rsid="0019b6b7"/>
    </style:style>
    <style:style style:name="T35" style:family="text">
      <style:text-properties officeooo:rsid="001a9d8b"/>
    </style:style>
    <style:style style:name="T36" style:family="text">
      <style:text-properties officeooo:rsid="001b0851"/>
    </style:style>
    <style:style style:name="T37" style:family="text">
      <style:text-properties style:use-window-font-color="true" fo:font-style="italic" fo:font-weight="bold" officeooo:rsid="001b0851" style:font-style-asian="italic" style:font-weight-asian="bold" style:font-style-complex="italic" style:font-weight-complex="bold"/>
    </style:style>
    <style:style style:name="T38" style:family="text">
      <style:text-properties officeooo:rsid="001b5390"/>
    </style:style>
    <style:style style:name="T39" style:family="text">
      <style:text-properties officeooo:rsid="001f6d8e"/>
    </style:style>
    <style:style style:name="T40" style:family="text">
      <style:text-properties officeooo:rsid="00226104"/>
    </style:style>
    <style:style style:name="T41" style:family="text">
      <style:text-properties fo:font-size="9pt" fo:font-weight="normal" officeooo:rsid="00226104" style:font-size-asian="9pt" style:font-weight-asian="normal" style:font-size-complex="9pt" style:font-weight-complex="normal"/>
    </style:style>
    <style:style style:name="T42" style:family="text">
      <style:text-properties fo:font-size="9pt" fo:font-weight="bold" officeooo:rsid="00226104" style:font-size-asian="9pt" style:font-weight-asian="bold" style:font-size-complex="9pt" style:font-weight-complex="bold"/>
    </style:style>
    <style:style style:name="T43" style:family="text">
      <style:text-properties officeooo:rsid="00233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5">Filehåndtering</text:p>
          </table:table-cell>
          <table:table-cell table:style-name="Tabel1.A1" office:value-type="string">
            <text:p text:style-name="P15"/>
          </table:table-cell>
        </table:table-row>
        <table:table-row>
          <table:table-cell table:style-name="Tabel1.A1" office:value-type="string">
            <text:p text:style-name="P11"><text:span text:style-name="T7">git rm</text:span><text:span text:style-name="T20"> </text:span><text:span text:style-name="T21">-f</text:span><text:span text:style-name="T26"> </text:span><text:span text:style-name="T15">filnavn</text:span></text:p>
          </table:table-cell>
          <table:table-cell table:style-name="Tabel1.A1" office:value-type="string">
            <text:p text:style-name="P14"><text:span text:style-name="T5">Sletter filen eller mappen med filer fra </text:span><text:span text:style-name="T2">G</text:span><text:span text:style-name="T5">it. Angives </text:span><text:span text:style-name="T27">-f</text:span><text:span text:style-name="T5"> slettes filen også fra filsystemet.</text:span></text:p>
          </table:table-cell>
        </table:table-row>
        <table:table-row>
          <table:table-cell table:style-name="Tabel1.A1" office:value-type="string">
            <text:p text:style-name="P7"><text:span text:style-name="T8">git mv</text:span><text:span text:style-name="T20"> </text:span><text:span text:style-name="T21">-f</text:span><text:span text:style-name="T26"> </text:span><text:span text:style-name="T15">f</text:span><text:span text:style-name="T17">ra til</text:span></text:p>
          </table:table-cell>
          <table:table-cell table:style-name="Tabel1.A1" office:value-type="string">
            <text:p text:style-name="P14"><text:span text:style-name="T33">Flytter</text:span><text:span text:style-name="T5"> filen eller mappen med filer </text:span><text:span text:style-name="T33">i </text:span><text:span text:style-name="T2">G</text:span><text:span text:style-name="T5">it. Angives </text:span><text:span text:style-name="T27">-f</text:span><text:span text:style-name="T5"> </text:span><text:span text:style-name="T33">flyttes</text:span><text:span text:style-name="T5"> filen også </text:span><text:span text:style-name="T33">i</text:span><text:span text:style-name="T5"> filsystemet.</text:span></text:p>
          </table:table-cell>
        </table:table-row>
        <table:table-row>
          <table:table-cell table:style-name="Tabel1.A1" office:value-type="string">
            <text:p text:style-name="P7"><text:span text:style-name="T7">git </text:span><text:span text:style-name="T8">checkout</text:span><text:span text:style-name="T20"> </text:span><text:span text:style-name="T21">-f</text:span><text:span text:style-name="T26"> </text:span><text:span text:style-name="T15">filnavn</text:span></text:p>
          </table:table-cell>
          <table:table-cell table:style-name="Tabel1.A1" office:value-type="string">
            <text:p text:style-name="P14"><text:span text:style-name="T33">Indlæser filen fra den nuværende revision</text:span><text:span text:style-name="T5">. Angives </text:span><text:span text:style-name="T27">-f</text:span><text:span text:style-name="T5"> </text:span><text:span text:style-name="T33">overskrives alt, som ikke er meldt ind</text:span><text:span text:style-name="T5">.</text:span></text:p>
          </table:table-cell>
        </table:table-row>
        <table:table-row>
          <table:table-cell table:style-name="Tabel1.A1" office:value-type="string">
            <text:p text:style-name="P7"><text:span text:style-name="T7">git </text:span><text:span text:style-name="T8">checkout</text:span><text:span text:style-name="T20"> </text:span><text:span text:style-name="T21">-f</text:span><text:span text:style-name="T26"> </text:span><text:span text:style-name="T17">rev f</text:span><text:span text:style-name="T15">ilnavn</text:span></text:p>
          </table:table-cell>
          <table:table-cell table:style-name="Tabel1.A1" office:value-type="string">
            <text:p text:style-name="P14"><text:span text:style-name="T33">Indlæser filen fra den angivne revision</text:span><text:span text:style-name="T5">. Angives </text:span><text:span text:style-name="T27">-f</text:span><text:span text:style-name="T5"> </text:span><text:span text:style-name="T33">overskrives alt, som ikke er meldt ind</text:span><text:span text:style-name="T5">.</text:span></text:p>
          </table:table-cell>
        </table:table-row>
        <table:table-row>
          <table:table-cell table:style-name="Tabel1.A1" office:value-type="string">
            <text:p text:style-name="P3"><text:span text:style-name="T2">Arbejdstræet </text:span><text:span text:style-name="T38">(working tree)</text:span></text:p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9"><text:span text:style-name="T7">git </text:span><text:span text:style-name="T9">add</text:span><text:span text:style-name="T18"> </text:span><text:span text:style-name="T15">filnavn</text:span></text:p>
          </table:table-cell>
          <table:table-cell table:style-name="Tabel1.A1" office:value-type="string">
            <text:p text:style-name="P20">Tilføjer filen eller mappen med filer som skal indmeldes i Git. </text:p>
          </table:table-cell>
        </table:table-row>
        <table:table-row>
          <table:table-cell table:style-name="Tabel1.A1" office:value-type="string">
            <text:p text:style-name="P9"><text:span text:style-name="T7">git </text:span><text:span text:style-name="T9">commit</text:span><text:span text:style-name="T20"> </text:span><text:span text:style-name="T21">-</text:span><text:span text:style-name="T22">a </text:span><text:span text:style-name="T23">filnavn -m ””</text:span></text:p>
          </table:table-cell>
          <table:table-cell table:style-name="Tabel1.A1" office:value-type="string">
            <text:p text:style-name="P17"><text:span text:style-name="T2">Indmelder </text:span><text:span text:style-name="T34">alle tilføjede ændringer</text:span><text:span text:style-name="T2"> i Git. Angives</text:span><text:span text:style-name="T5"> </text:span><text:span text:style-name="T29">-</text:span><text:span text:style-name="T32">a</text:span><text:span text:style-name="T5"> </text:span><text:span text:style-name="T2">indmeldes alle ændrede filer automatisk</text:span><text:span text:style-name="T5">. </text:span><text:span text:style-name="T34">Angives filnavn indmeldes de angivne filer eller mapper med filer. Angives</text:span><text:span text:style-name="T5"> </text:span><text:span text:style-name="T29">-</text:span><text:span text:style-name="T31">m ””</text:span><text:span text:style-name="T5"> </text:span><text:span text:style-name="T2">i</text:span><text:span text:style-name="T34">ndmeldes med kommentaren skrevet mellem anførselstegnene (udenlades </text:span><text:span text:style-name="T31">-m</text:span><text:span text:style-name="T34"> spørges der om kommentaren</text:span><text:span text:style-name="T2">.</text:span><text:span text:style-name="T34"> </text:span></text:p>
          </table:table-cell>
        </table:table-row>
        <table:table-row>
          <table:table-cell table:style-name="Tabel1.A1" office:value-type="string">
            <text:p text:style-name="P10"><text:span text:style-name="T7">git </text:span><text:span text:style-name="T10">reset</text:span><text:span text:style-name="T20"> –</text:span><text:span text:style-name="T24">soft HEAD^</text:span><text:span text:style-name="T22"> </text:span></text:p>
          </table:table-cell>
          <table:table-cell table:style-name="Tabel1.A1" office:value-type="string">
            <text:p text:style-name="P18"><text:span text:style-name="T35">Nulstiller tilføjelser, som skal indmeldes. </text:span><text:span text:style-name="T2">Angives</text:span><text:span text:style-name="T5"> </text:span><text:span text:style-name="T28">--soft HEAD^</text:span><text:span text:style-name="T5"> </text:span><text:span text:style-name="T35">tilbageføres også seneste indmel­ding, som gemmes under </text:span><text:span text:style-name="T28">.git/OLD_HEAD</text:span><text:span text:style-name="T35">. </text:span><text:span text:style-name="T28">HEAD^2</text:span><text:span text:style-name="T35"> og </text:span><text:span text:style-name="T28">HEAD^3</text:span><text:span text:style-name="T35"> angiver de to forrige før seneste. Angives </text:span><text:span text:style-name="T28">--hard</text:span><text:span text:style-name="T35"> i stedet for </text:span><text:span text:style-name="T28">--soft</text:span><text:span text:style-name="T35">, gemmes ændringer ikke, så de kan indmeldes igen.</text:span></text:p>
          </table:table-cell>
        </table:table-row>
        <table:table-row>
          <table:table-cell table:style-name="Tabel1.A1" office:value-type="string">
            <text:p text:style-name="P9"><text:span text:style-name="T7">git </text:span><text:span text:style-name="T11">clean</text:span></text:p>
          </table:table-cell>
          <table:table-cell table:style-name="Tabel1.A1" office:value-type="string">
            <text:p text:style-name="P22">Rydder arbejdstræet for ukendte filer.</text:p>
          </table:table-cell>
        </table:table-row>
        <table:table-row>
          <table:table-cell table:style-name="Tabel1.A1" office:value-type="string">
            <text:p text:style-name="P12"><text:span text:style-name="T7">git </text:span><text:span text:style-name="T11">diff</text:span><text:span text:style-name="T22"> </text:span><text:span text:style-name="T25">HEAD </text:span><text:span text:style-name="T23">filnavn</text:span></text:p>
          </table:table-cell>
          <table:table-cell table:style-name="Tabel1.A1" office:value-type="string">
            <text:p text:style-name="P19"><text:span text:style-name="T2">Viser </text:span><text:span text:style-name="T36">ændring i</text:span><text:span text:style-name="T2"> arbejdstræet. </text:span><text:span text:style-name="T5">Angives</text:span><text:span text:style-name="T29"> </text:span><text:span text:style-name="T30">filnavn</text:span><text:span text:style-name="T29"> </text:span><text:span text:style-name="T36">gælder det kun for de angivne filer og mapper</text:span><text:span text:style-name="T5">. </text:span><text:span text:style-name="T36">Angives HEAD er det ændringer fra filen blev tilføjet til indmelding.</text:span></text:p>
          </table:table-cell>
        </table:table-row>
        <table:table-row>
          <table:table-cell table:style-name="Tabel1.A1" office:value-type="string">
            <text:p text:style-name="P13"><text:span text:style-name="T7">git </text:span><text:span text:style-name="T9">status</text:span><text:span text:style-name="T20"> –</text:span><text:span text:style-name="T24">s</text:span></text:p>
          </table:table-cell>
          <table:table-cell table:style-name="Tabel1.A1" office:value-type="string">
            <text:p text:style-name="P20">Viser status for arbejdstræet. <text:span text:style-name="T39">Angives -s vises status i kortformat (short) med følgende statusflag:</text:span></text:p>
          </table:table-cell>
        </table:table-row>
        <table:table-row>
          <table:table-cell table:style-name="Tabel1.A1" office:value-type="string">
            <text:p text:style-name="P26">M</text:p>
          </table:table-cell>
          <table:table-cell table:style-name="Tabel1.A1" office:value-type="string">
            <text:p text:style-name="P21"><text:span text:style-name="T39">Filen er blevet ændret (</text:span><text:span text:style-name="T13">m</text:span><text:span text:style-name="T39">odified).</text:span></text:p>
          </table:table-cell>
        </table:table-row>
        <table:table-row>
          <table:table-cell table:style-name="Tabel1.A1" office:value-type="string">
            <text:p text:style-name="P26">C</text:p>
          </table:table-cell>
          <table:table-cell table:style-name="Tabel1.A1" office:value-type="string">
            <text:p text:style-name="P21"><text:span text:style-name="T39">Filen er blevet kopieret og ændret (</text:span><text:span text:style-name="T13">c</text:span><text:span text:style-name="T39">opy-edit).</text:span></text:p>
          </table:table-cell>
        </table:table-row>
        <table:table-row>
          <table:table-cell table:style-name="Tabel1.A1" office:value-type="string">
            <text:p text:style-name="P26">R</text:p>
          </table:table-cell>
          <table:table-cell table:style-name="Tabel1.A1" office:value-type="string">
            <text:p text:style-name="P21"><text:span text:style-name="T39">Filen er blevet omdøbt og ændret (</text:span><text:span text:style-name="T13">r</text:span><text:span text:style-name="T39">enam-edit).</text:span></text:p>
          </table:table-cell>
        </table:table-row>
        <table:table-row>
          <table:table-cell table:style-name="Tabel1.A1" office:value-type="string">
            <text:p text:style-name="P26">A</text:p>
          </table:table-cell>
          <table:table-cell table:style-name="Tabel1.A1" office:value-type="string">
            <text:p text:style-name="P21"><text:span text:style-name="T39">Filen er blevet tilføjet til indmelding (</text:span><text:span text:style-name="T13">a</text:span><text:span text:style-name="T39">dded).</text:span></text:p>
          </table:table-cell>
        </table:table-row>
        <table:table-row>
          <table:table-cell table:style-name="Tabel1.A1" office:value-type="string">
            <text:p text:style-name="P26">D</text:p>
          </table:table-cell>
          <table:table-cell table:style-name="Tabel1.A1" office:value-type="string">
            <text:p text:style-name="P28"><text:span text:style-name="T40">Filen er blevet slettet (</text:span><text:span text:style-name="T14">d</text:span><text:span text:style-name="T40">eleted).</text:span></text:p>
          </table:table-cell>
        </table:table-row>
        <table:table-row>
          <table:table-cell table:style-name="Tabel1.A1" office:value-type="string">
            <text:p text:style-name="P26">U</text:p>
          </table:table-cell>
          <table:table-cell table:style-name="Tabel1.A1" office:value-type="string">
            <text:p text:style-name="Standard"><text:span text:style-name="T41">Filen har en eller flere uløste konflikter efter indfletning (</text:span><text:span text:style-name="T42">m</text:span><text:span text:style-name="T41">erge).</text:span></text:p>
          </table:table-cell>
        </table:table-row>
        <table:table-row>
          <table:table-cell table:style-name="Tabel1.A1" office:value-type="string">
            <text:p text:style-name="P4"><text:span text:style-name="T36">Fjernsteder </text:span><text:span text:style-name="T38">(remote repositories)</text:span></text:p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25"><text:span text:style-name="T7">git </text:span><text:span text:style-name="T11">fetch</text:span><text:span text:style-name="T18"> </text:span><text:span text:style-name="T19">fjernsted</text:span></text:p>
          </table:table-cell>
          <table:table-cell table:style-name="Tabel1.A1" office:value-type="string">
            <text:p text:style-name="P22">Henter ændringer fra det angivne fjernsted til arbejdstræet.</text:p>
          </table:table-cell>
        </table:table-row>
        <table:table-row>
          <table:table-cell table:style-name="Tabel1.A1" office:value-type="string">
            <text:p text:style-name="P25"><text:span text:style-name="T7">git </text:span><text:span text:style-name="T11">pull</text:span><text:span text:style-name="T18"> </text:span><text:span text:style-name="T19">fjernsted</text:span></text:p>
          </table:table-cell>
          <table:table-cell table:style-name="Tabel1.A1" office:value-type="string">
            <text:p text:style-name="P22">Henter og indfletter ændringer fra det angivne fjernsted til arbejdstræet.</text:p>
          </table:table-cell>
        </table:table-row>
        <table:table-row>
          <table:table-cell table:style-name="Tabel1.A1" office:value-type="string">
            <text:p text:style-name="P25"><text:span text:style-name="T7">git </text:span><text:span text:style-name="T11">push</text:span><text:span text:style-name="T18"> </text:span><text:span text:style-name="T19">fjernsted</text:span></text:p>
          </table:table-cell>
          <table:table-cell table:style-name="Tabel1.A1" office:value-type="string">
            <text:p text:style-name="P22">Lægger indmeldte ændringer op på den angivne fjernsted.</text:p>
          </table:table-cell>
        </table:table-row>
        <table:table-row>
          <table:table-cell table:style-name="Tabel1.A1" office:value-type="string">
            <text:p text:style-name="P12"><text:span text:style-name="T7">git </text:span><text:span text:style-name="T11">remote add </text:span><text:span text:style-name="T37">fjernsted url</text:span></text:p>
          </table:table-cell>
          <table:table-cell table:style-name="Tabel1.A1" office:value-type="string">
            <text:p text:style-name="P22">Tilføjer nyt fjernsted med det angivne fjernstednavn og url'en til fjernstedet.</text:p>
          </table:table-cell>
        </table:table-row>
        <table:table-row>
          <table:table-cell table:style-name="Tabel1.A1" office:value-type="string">
            <text:p text:style-name="P24"><text:span text:style-name="T1">git </text:span><text:span text:style-name="T19">remote</text:span></text:p>
          </table:table-cell>
          <table:table-cell table:style-name="Tabel1.A1" office:value-type="string">
            <text:p text:style-name="P22">Viser liste med tilføjede fjernsteder.</text:p>
          </table:table-cell>
        </table:table-row>
        <table:table-row>
          <table:table-cell table:style-name="Tabel1.A1" office:value-type="string">
            <text:p text:style-name="P12"><text:span text:style-name="T7">git </text:span><text:span text:style-name="T12">clone</text:span><text:span text:style-name="T37"> url</text:span></text:p>
          </table:table-cell>
          <table:table-cell table:style-name="Tabel1.A1" office:value-type="string">
            <text:p text:style-name="P19"><text:span text:style-name="T38">Kloner fjernstedet med den angivne URL til en ny undermappe og dermed arbejdstræ</text:span><text:span text:style-name="T36">.</text:span></text:p>
          </table:table-cell>
        </table:table-row>
        <table:table-row>
          <table:table-cell table:style-name="Tabel1.A1" office:value-type="string">
            <text:p text:style-name="P4"><text:span text:style-name="T38">Udgaver</text:span><text:span text:style-name="T36"> </text:span><text:span text:style-name="T38">(branches)</text:span></text:p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5">Hjælp</text:p>
          </table:table-cell>
          <table:table-cell table:style-name="Tabel1.A1" office:value-type="string">
            <text:p text:style-name="P15"/>
          </table:table-cell>
        </table:table-row>
        <table:table-row>
          <table:table-cell table:style-name="Tabel1.A1" office:value-type="string">
            <text:p text:style-name="P6"><text:span text:style-name="T6">git help</text:span><text:span text:style-name="T5"> </text:span><text:span text:style-name="T16">kommando</text:span></text:p>
          </table:table-cell>
          <table:table-cell table:style-name="Tabel1.A1" office:value-type="string">
            <text:p text:style-name="P23">Viser hjælp for den angivne kommando. Uden at angive kommando vises den generelle hjælp.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ans" fo:font-weight="bold" officeooo:paragraph-rsid="001ea5f4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officeooo:rsid="001664c2" officeooo:paragraph-rsid="001ea5f4"/>
    </style:style>
    <style:style style:name="MT1" style:family="text">
      <style:text-properties officeooo:rsid="001664c2"/>
    </style:style>
    <style:style style:name="MT2" style:family="text">
      <style:text-properties officeooo:rsid="0018e164"/>
    </style:style>
    <style:style style:name="MT3" style:family="text">
      <style:text-properties officeooo:rsid="001ea5f4"/>
    </style:style>
    <style:style style:name="MT4" style:family="text">
      <style:text-properties officeooo:rsid="00233bdb"/>
    </style:style>
    <style:style style:name="MT5" style:family="text">
      <style:text-properties style:font-name="DejaVu Sans" fo:font-size="8pt" officeooo:rsid="001ea5f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it Kvikref</text:span><text:span text:style-name="MT2">erence </text:span><text:span text:style-name="MT3">0.0</text:span><text:span text:style-name="MT4">2</text:span></text:p>
      </style:header>
      <style:footer>
        <text:p text:style-name="MP2"><text:span text:style-name="MT5">En del af GitHubSandkasse </text:span><text:a xlink:type="simple" xlink:href="https://github.com/cagerskov/sandkasse"><text:span text:style-name="MT5">https://github.com/cagerskov/sandkass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9:53:35.19</meta:creation-date>
    <dc:date>2013-07-05T10:36:51.58</dc:date>
    <meta:editing-duration>PT1H4M8S</meta:editing-duration>
    <meta:editing-cycles>7</meta:editing-cycles>
    <meta:generator>LibreOffice/4.0.2.2$Windows_x86 LibreOffice_project/4c82dcdd6efcd48b1d8bba66bfe1989deee49c3</meta:generator>
    <dc:description>Git Kvikref er en del af projektet GitHubSandkasse. 

Se mere på https://github.com/cagerskov/sandkasse

Claus Agerskov, claus@agerskov.net</dc:description>
    <meta:keyword>git</meta:keyword>
    <meta:keyword>quick ref</meta:keyword>
    <meta:keyword>quick reference</meta:keyword>
    <meta:keyword>kvikreference</meta:keyword>
    <dc:subject>Kvik reference på dansk i brug af Git i en terminal</dc:subject>
    <dc:title>Git Kvikref</dc:title>
    <meta:print-date>2013-07-05T10:31:16.49</meta:print-date>
    <meta:document-statistic meta:table-count="1" meta:image-count="0" meta:object-count="0" meta:page-count="1" meta:paragraph-count="53" meta:word-count="392" meta:character-count="2531" meta:non-whitespace-character-count="2192"/>
  </office:meta>
</office:document-meta>
</file>